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de" fo:country="LI"/>
    </style:style>
    <style:style style:name="P2" style:parent-style-name="ListParagraph" style:list-style-name="LFO1" style:family="paragraph">
      <style:text-properties fo:language="de" fo:country="LI"/>
    </style:style>
    <style:style style:name="P3" style:parent-style-name="ListParagraph" style:list-style-name="LFO1" style:family="paragraph">
      <style:text-properties fo:language="de" fo:country="LI"/>
    </style:style>
    <style:style style:name="P4" style:parent-style-name="ListParagraph" style:list-style-name="LFO1" style:family="paragraph">
      <style:text-properties fo:language="de" fo:country="LI"/>
    </style:style>
    <style:style style:name="P5" style:parent-style-name="Normal" style:family="paragraph">
      <style:text-properties fo:language="de" fo:country="LI"/>
    </style:style>
    <style:style style:name="P6" style:parent-style-name="Normal" style:family="paragraph">
      <style:text-properties fo:language="de" fo:country="LI"/>
    </style:style>
  </office:automatic-styles>
  <office:body>
    <office:text text:use-soft-page-breaks="true">
      <text:list text:style-name="LFO1" text:continue-numbering="true">
        <text:list-item>
          <text:p text:style-name="P1">Wöchentliche Meetings Dienstag 12.30 ZL oder per frühzeitige Abmeldung<text:s/>(24h vorher)<text:s/>auch auf Teams</text:p>
        </text:list-item>
        <text:list-item>
          <text:p text:style-name="P2">Wenn Probleme bestehen bei einer Aufgabe muss bis Samstag 12.00 Uhr nachgefragt und um Hilfe gefragt werden.</text:p>
        </text:list-item>
        <text:list-item>
          <text:p text:style-name="P3">Am Freitag findet um 09.00 Uhr ein kurzer Stand-Up Call statt. Falls jemand nicht teilnehmen kann, muss er 24h absagen und schriftlich den Stand-Up Call machen.</text:p>
        </text:list-item>
        <text:list-item>
          <text:p text:style-name="P4">Sollte sich jemand nicht an diese Regeln halten entscheidet das restliche Team demokratisch dem Professor Meldung über die Versäumnisse des Teammitgliedes zu machen.</text:p>
        </text:list-item>
      </text:list>
      <text:p text:style-name="P5">Scrum Master<text:s/>Mattia Lossa.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ock Philipp (marocphi)</meta:initial-creator>
    <dc:creator>Marock Philipp (marocphi)</dc:creator>
    <meta:creation-date>2024-03-19T12:23:00Z</meta:creation-date>
    <dc:date>2024-03-19T13:00:00Z</dc:date>
    <meta:template xlink:href="Normal.dotm" xlink:type="simple"/>
    <meta:editing-cycles>2</meta:editing-cycles>
    <meta:editing-duration>PT0S</meta:editing-duration>
    <meta:document-statistic meta:page-count="1" meta:paragraph-count="1" meta:word-count="77" meta:character-count="562" meta:row-count="4" meta:non-whitespace-character-count="486"/>
  </office:meta>
</office:document-meta>
</file>